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305b" officeooo:paragraph-rsid="000a30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ubuntuforums.org/showthread.php?t=1232709">https://ubuntuforums.org/showthread.php?t=1232709</text:a></text:p>
      <text:p text:style-name="P1"><text:a xlink:type="simple" xlink:href="https://gcc.gnu.org/onlinedocs/gcc-4.4.4/gcc/Structure_002dPacking-Pragmas.html">https://gcc.gnu.org/onlinedocs/gcc-4.4.4/gcc/Structure_002dPacking-Pragmas.html</text:a></text:p>
      <text:p text:style-name="P1"><text:a xlink:type="simple" xlink:href="http://www.microchip.com/forums/m641981.aspx">http://www.microchip.com/forums/m641981.aspx</text:a></text:p>
      <text:p text:style-name="P1"><text:a xlink:type="simple" xlink:href="http://www.ibm.com/support/knowledgecenter/SSLTBW_2.1.0/com.ibm.zos.v2r1.cbclx01/pragma_pack.htm">http://www.ibm.com/support/knowledgecenter/SSLTBW_2.1.0/com.ibm.zos.v2r1.cbclx01/pragma_pack.htm</text:a></text:p>
      <text:p text:style-name="P1"><text:a xlink:type="simple" xlink:href="http://www.geeksforgeeks.org/structure-member-alignment-padding-and-data-packing/">http://www.geeksforgeeks.org/structure-member-alignment-padding-and-data-packing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19:34:57.467613097</meta:creation-date>
    <dc:date>2016-12-13T19:37:31.583909670</dc:date>
    <meta:editing-duration>P0D</meta:editing-duration>
    <meta:editing-cycles>1</meta:editing-cycles>
    <meta:document-statistic meta:table-count="0" meta:image-count="0" meta:object-count="0" meta:page-count="1" meta:paragraph-count="5" meta:word-count="5" meta:character-count="349" meta:non-whitespace-character-count="349"/>
    <meta:generator>LibreOffice/4.2.4.2$Linux_x86 LibreOffice_project/420m0$Build-2</meta:generator>
  </office:meta>
</office:document-meta>
</file>